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Pictures/100002010000002F000000068126BF45C7576BE0.png" manifest:media-type="image/png"/>
  <manifest:file-entry manifest:full-path="Pictures/100002010000002F0000000640E2B4CFF0A3D3C3.png" manifest:media-type="image/png"/>
  <manifest:file-entry manifest:full-path="Pictures/10000201000004B00000001EA6758111EB293339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4445in" fo:margin-bottom="0in" loext:contextual-spacing="false" fo:line-height="125%" fo:padding="0in" fo:border="none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2" style:family="paragraph" style:parent-style-name="Standard">
      <style:paragraph-properties fo:margin-top="0.4445in" fo:margin-bottom="0in" loext:contextual-spacing="false" fo:line-height="100%" fo:padding="0in" fo:border="none"/>
    </style:style>
    <style:style style:name="P3" style:family="paragraph" style:parent-style-name="Standard">
      <style:paragraph-properties fo:margin-top="0.139in" fo:margin-bottom="0in" loext:contextual-spacing="false" fo:padding="0in" fo:border="none"/>
    </style:style>
    <style:style style:name="P4" style:family="paragraph" style:parent-style-name="Standard">
      <style:paragraph-properties fo:margin-top="0.139in" fo:margin-bottom="0in" loext:contextual-spacing="false" fo:line-height="125%" fo:padding="0in" fo:border="none"/>
    </style:style>
    <style:style style:name="P5" style:family="paragraph" style:parent-style-name="Standard">
      <style:paragraph-properties fo:margin-top="0.139in" fo:margin-bottom="0in" loext:contextual-spacing="false" fo:line-height="125%" fo:padding="0in" fo:border="none"/>
      <style:text-properties officeooo:paragraph-rsid="0006eea0"/>
    </style:style>
    <style:style style:name="P6" style:family="paragraph" style:parent-style-name="Standard">
      <style:paragraph-properties fo:margin-top="0.139in" fo:margin-bottom="0in" loext:contextual-spacing="false" fo:text-align="end" style:justify-single-word="false" fo:padding="0in" fo:border="none"/>
    </style:style>
    <style:style style:name="P7" style:family="paragraph" style:parent-style-name="Standard">
      <style:paragraph-properties fo:margin-top="0.139in" fo:margin-bottom="0in" loext:contextual-spacing="false" fo:line-height="125%" fo:padding="0in" fo:border="none"/>
      <style:text-properties style:font-name="Proxima Nova" style:font-name-asian="Proxima Nova1" style:font-name-complex="Proxima Nova1"/>
    </style:style>
    <style:style style:name="P8" style:family="paragraph" style:parent-style-name="Standard">
      <style:paragraph-properties fo:margin-top="0.139in" fo:margin-bottom="2.5in" loext:contextual-spacing="false" fo:line-height="100%" fo:padding="0in" fo:border="none"/>
    </style:style>
    <style:style style:name="P9" style:family="paragraph" style:parent-style-name="Standard">
      <style:paragraph-properties fo:margin-left="0in" fo:margin-right="0in" fo:margin-top="0.139in" fo:margin-bottom="0in" loext:contextual-spacing="false" fo:line-height="125%" fo:text-indent="0in" style:auto-text-indent="false" fo:padding="0in" fo:border="none"/>
    </style:style>
    <style:style style:name="P10" style:family="paragraph" style:parent-style-name="Heading_20_1">
      <style:paragraph-properties fo:margin-top="0.3335in" fo:margin-bottom="0in" loext:contextual-spacing="false" fo:break-before="page" fo:padding="0in" fo:border="none"/>
    </style:style>
    <style:style style:name="P11" style:family="paragraph" style:parent-style-name="Standard">
      <style:paragraph-properties fo:margin-top="0.139in" fo:margin-bottom="0in" loext:contextual-spacing="false" fo:padding="0in" fo:border="none"/>
    </style:style>
    <style:style style:name="P12" style:family="paragraph" style:parent-style-name="Standard">
      <style:paragraph-properties fo:margin-top="0.139in" fo:margin-bottom="0in" loext:contextual-spacing="false" fo:line-height="125%" fo:padding="0in" fo:border="none"/>
      <style:text-properties officeooo:paragraph-rsid="000d67db"/>
    </style:style>
    <style:style style:name="P13" style:family="paragraph" style:parent-style-name="Standard">
      <style:paragraph-properties fo:margin-top="0.139in" fo:margin-bottom="0in" loext:contextual-spacing="false" fo:line-height="125%" fo:padding="0in" fo:border="none"/>
      <style:text-properties officeooo:paragraph-rsid="000e0452"/>
    </style:style>
    <style:style style:name="P14" style:family="paragraph" style:parent-style-name="Standard">
      <style:paragraph-properties fo:margin-top="0.139in" fo:margin-bottom="0in" loext:contextual-spacing="false" fo:line-height="125%" fo:padding="0in" fo:border="none">
        <style:tab-stops>
          <style:tab-stop style:position="4.4827in"/>
        </style:tab-stops>
      </style:paragraph-properties>
    </style:style>
    <style:style style:name="P15" style:family="paragraph" style:parent-style-name="Standard">
      <style:paragraph-properties fo:margin-top="0.139in" fo:margin-bottom="0in" loext:contextual-spacing="false" fo:line-height="125%" fo:padding="0in" fo:border="none"/>
      <style:text-properties officeooo:rsid="0006eea0" officeooo:paragraph-rsid="0006eea0"/>
    </style:style>
    <style:style style:name="P16" style:family="paragraph" style:parent-style-name="Standard">
      <style:paragraph-properties fo:margin-top="0.139in" fo:margin-bottom="0in" loext:contextual-spacing="false" fo:line-height="125%" fo:padding="0in" fo:border="none"/>
      <style:text-properties officeooo:rsid="000d67db" officeooo:paragraph-rsid="000d67db"/>
    </style:style>
    <style:style style:name="P17" style:family="paragraph" style:parent-style-name="Standard" style:list-style-name="L2">
      <style:paragraph-properties fo:margin-top="0.139in" fo:margin-bottom="0in" loext:contextual-spacing="false" fo:line-height="125%" fo:padding="0in" fo:border="none"/>
      <style:text-properties officeooo:rsid="000d67db" officeooo:paragraph-rsid="000d67db"/>
    </style:style>
    <style:style style:name="P18" style:family="paragraph" style:parent-style-name="Standard" style:list-style-name="L2">
      <style:paragraph-properties fo:margin-top="0.139in" fo:margin-bottom="0in" loext:contextual-spacing="false" fo:line-height="125%" fo:padding="0in" fo:border="none"/>
      <style:text-properties officeooo:rsid="000e0452" officeooo:paragraph-rsid="000e0452"/>
    </style:style>
    <style:style style:name="P19" style:family="paragraph" style:parent-style-name="Standard">
      <style:paragraph-properties fo:margin-top="0.139in" fo:margin-bottom="0in" loext:contextual-spacing="false" fo:padding="0in" fo:border="none"/>
      <style:text-properties officeooo:rsid="00126d32" officeooo:paragraph-rsid="00126d32"/>
    </style:style>
    <style:style style:name="P20" style:family="paragraph" style:parent-style-name="Title" style:master-page-name="First_20_Page">
      <style:paragraph-properties fo:margin-top="1in" fo:margin-bottom="0in" loext:contextual-spacing="false" style:page-number="auto" fo:padding="0in" fo:border="none"/>
    </style:style>
    <style:style style:name="T1" style:family="text">
      <style:text-properties fo:color="#039be5" fo:font-size="36pt" fo:font-weight="normal" style:font-size-asian="36pt" style:font-weight-asian="normal" style:font-size-complex="36pt"/>
    </style:style>
    <style:style style:name="T2" style:family="text">
      <style:text-properties fo:color="#404040" style:font-name="Proxima Nova" fo:font-size="48pt" fo:font-weight="bold" style:font-name-asian="Proxima Nova1" style:font-size-asian="48pt" style:font-weight-asian="bold" style:font-name-complex="Proxima Nova1" style:font-size-complex="4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666666" fo:font-size="16pt" style:font-size-asian="16pt" style:font-size-complex="16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fo:background-color="#00ff00" loext:char-shading-value="0" style:font-weight-asian="bold"/>
    </style:style>
    <style:style style:name="T7" style:family="text">
      <style:text-properties fo:background-color="#00ff00" loext:char-shading-value="0"/>
    </style:style>
    <style:style style:name="T8" style:family="text">
      <style:text-properties officeooo:rsid="00071dbd"/>
    </style:style>
    <style:style style:name="T9" style:family="text">
      <style:text-properties officeooo:rsid="00099d07"/>
    </style:style>
    <style:style style:name="T10" style:family="text">
      <style:text-properties officeooo:rsid="000e0452"/>
    </style:style>
    <style:style style:name="T11" style:family="text">
      <style:text-properties officeooo:rsid="000e589f"/>
    </style:style>
    <style:style style:name="fr1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aczyuw2yex2w"/><text:span text:style-name="T1">Graduation Project</text:span><text:span text:style-name="T2"><text:line-break/></text:span>Image classification using neural network</text:p>
      <text:p text:style-name="P8"><draw:frame draw:style-name="fr2" draw:name="image9.png" text:anchor-type="as-char" svg:width="0.4898in" svg:height="0.0626in" draw:z-index="0"><draw:image xlink:href="Pictures/100002010000002F0000000640E2B4CFF0A3D3C3.png" xlink:type="simple" xlink:show="embed" xlink:actuate="onLoad"/><svg:desc>short line</svg:desc></draw:frame></text:p>
      <text:p text:style-name="P3"><text:span text:style-name="T3">Nail Spahija<text:line-break/></text:span><text:span text:style-name="T4">Spring, 2018</text:span></text:p>
      <text:p text:style-name="P7"/>
      <text:p text:style-name="P7"/>
      <text:p text:style-name="P10"><text:bookmark text:name="_4lqp25cx7kth"/>Introduction</text:p>
      <text:p text:style-name="P9"/>
      <text:p text:style-name="P9"><text:span text:style-name="T5">Topic</text:span> : Image classification using neural network</text:p>
      <text:p text:style-name="P5"><text:span text:style-name="T5">Problem description</text:span> :</text:p>
      <text:p text:style-name="P15">There is going to be a database with a bunch of handwritten numbers from 0 to 9 (25 x 25 pixels). And by using the tensorflow (neural network , deep learning algorithms) we are going to classify an image wether is a number 0 to 9, <text:span text:style-name="T9">by giving also an probability for the accuracy</text:span>.</text:p>
      <text:p text:style-name="P14"><text:span text:style-name="T5">Proposed Solution</text:span> : Latest advances on the deep <text:s/>learning , are making the life easier , by representing the way how the computer vision work’s. Neural network is a computational model , which uses the way how the the human neurons interact with each-other to detect objects . So , what i propose is to use the tensorflow algorithm according to our need’s, in this case, make the computer learn from the mistakes. Mistakes are calculated as below: </text:p>
      <text:p text:style-name="P4"><draw:frame draw:style-name="fr3" draw:name="1" text:anchor-type="as-char" svg:width="3.0772in" svg:height="0.195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2">It manages how to classify the object <text:s/>by giving an accuracy for each computation. <text:span text:style-name="T8">The idea of the algorithm is to use a deep neural network, which manages to make an accurate classification for the numbers zero to nine. <text:s/></text:span></text:p>
      <text:p text:style-name="P16">There are different types of classifications:</text:p>
      <text:list xml:id="list555462784828782113" text:style-name="L2">
        <text:list-item>
          <text:p text:style-name="P17">using softmax</text:p>
        </text:list-item>
        <text:list-item>
          <text:p text:style-name="P18">using sigoid</text:p>
        </text:list-item>
        <text:list-item>
          <text:p text:style-name="P18">using relu</text:p>
        </text:list-item>
      </text:list>
      <text:p text:style-name="P13"><text:span text:style-name="T10">Each of them has a different accuracy. According to the biologist’s , the relu algorithm is closer to the human mo and makes the classification more accurate. So by using it, we may gain the best result. </text:span></text:p>
      <text:p text:style-name="P4"><text:span text:style-name="T5">Expected deliverables :</text:span> My expectation is to reach an accuracy of <text:span text:style-name="T8">8</text:span>0% or greater of the image classification.</text:p>
      <text:p text:style-name="P4"/>
      <text:p text:style-name="P4"><text:soft-page-break/></text:p>
      <text:p text:style-name="P19"/>
      <text:p text:style-name="P3">Literature Review: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2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1pt" fo:language="en" fo:country="none" fo:font-style="normal" style:text-underline-style="none" fo:font-weight="normal" style:letter-kerning="true" style:font-name-asian="Proxima Nova1" style:font-size-asian="11pt" style:language-asian="zh" style:country-asian="CN" style:font-style-asian="normal" style:font-weight-asian="normal" style:font-name-complex="Proxima Nova1" style:font-size-complex="11pt" style:language-complex="hi" style:country-complex="IN"/>
    </style:default-style>
    <style:default-style style:family="paragraph">
      <style:paragraph-properties fo:margin-left="0in" fo:margin-right="0in" fo:margin-top="0.139in" fo:margin-bottom="0in" loext:contextual-spacing="false" fo:line-height="12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Proxima Nova" fo:font-size="11pt" fo:language="en" fo:country="none" fo:font-style="normal" style:text-underline-style="none" fo:font-weight="normal" style:letter-kerning="true" style:font-name-asian="Proxima Nova1" style:font-size-asian="11pt" style:language-asian="zh" style:country-asian="CN" style:font-style-asian="normal" style:font-weight-asian="normal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 fo:keep-together="always" fo:keep-with-next="always"/>
      <style:text-properties fo:color="#039be5" fo:font-size="18pt" style:font-size-asian="18pt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keep-together="always" fo:keep-with-next="always"/>
      <style:text-properties fo:color="#e61a17" fo:font-size="14pt" style:font-size-asian="14pt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color="#008a05" fo:font-size="12pt" style:font-size-asian="12pt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1in" fo:margin-bottom="0in" loext:contextual-spacing="false" fo:line-height="100%" fo:keep-together="always" fo:keep-with-next="always"/>
      <style:text-properties fo:color="#404040" style:font-name="Proxima Nova" fo:font-family="'Proxima Nova'" style:font-family-generic="roman" style:font-pitch="variable" fo:font-size="48pt" fo:font-weight="bold" style:font-name-asian="Proxima Nova1" style:font-family-asian="'Proxima Nova'" style:font-family-generic-asian="system" style:font-pitch-asian="variable" style:font-size-asian="48pt" style:font-weight-asian="bold" style:font-name-complex="Proxima Nova1" style:font-family-complex="'Proxima Nova'" style:font-family-generic-complex="system" style:font-pitch-complex="variable" style:font-size-complex="48pt"/>
    </style:style>
    <style:style style:name="Subtitle" style:family="paragraph" style:parent-style-name="normal" style:next-style-name="Standard" style:default-outline-level="" style:class="chapter">
      <style:paragraph-properties fo:margin-top="0.139in" fo:margin-bottom="0.139in" loext:contextual-spacing="false" fo:line-height="100%" fo:keep-together="always" fo:keep-with-next="always"/>
      <style:text-properties fo:font-size="16pt" style:font-size-asian="16pt" style:font-size-complex="16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4445in" fo:margin-bottom="0in" loext:contextual-spacing="false" fo:line-height="125%" fo:padding="0in" fo:border="none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MP2" style:family="paragraph" style:parent-style-name="Standard">
      <style:paragraph-properties fo:margin-top="0.139in" fo:margin-bottom="0in" loext:contextual-spacing="false" fo:line-height="125%" fo:padding="0in" fo:border="none"/>
    </style:style>
    <style:style style:name="MP3" style:family="paragraph" style:parent-style-name="Standard">
      <style:paragraph-properties fo:margin-top="0.139in" fo:margin-bottom="0in" loext:contextual-spacing="false" fo:text-align="end" style:justify-single-word="false" fo:padding="0in" fo:border="none"/>
    </style:style>
    <style:style style:name="MP4" style:family="paragraph" style:parent-style-name="Standard">
      <style:paragraph-properties fo:margin-top="0.4445in" fo:margin-bottom="0in" loext:contextual-spacing="false" fo:line-height="100%" fo:padding="0in" fo:border="none"/>
    </style:style>
    <style:style style:name="Mfr1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char" svg:x="-1in" svg:y="-0.0728in" svg:width="8.5102in" svg:height="0.1043in" draw:z-index="9"><draw:image xlink:href="Pictures/10000201000004B00000001EA6758111EB293339.png" xlink:type="simple" xlink:show="embed" xlink:actuate="onLoad"/><svg:desc>horizontal line</svg:desc></draw:frame><draw:frame draw:style-name="Mfr1" draw:name="image10.png" text:anchor-type="char" svg:x="-1.0047in" svg:y="-0.0728in" svg:width="8.5102in" svg:height="0.1043in" draw:z-index="7"><draw:image xlink:href="Pictures/10000201000004B00000001EA6758111EB293339.png" xlink:type="simple" xlink:show="embed" xlink:actuate="onLoad"/><svg:desc>horizontal line</svg:desc></draw:frame></text:p>
        <text:p text:style-name="MP2"><draw:frame draw:style-name="Mfr2" draw:name="image8.png" text:anchor-type="as-char" svg:width="0.4898in" svg:height="0.0626in" draw:z-index="11"><draw:image xlink:href="Pictures/100002010000002F000000068126BF45C7576BE0.png" xlink:type="simple" xlink:show="embed" xlink:actuate="onLoad"/><svg:desc>short line</svg:desc></draw:frame></text:p>
      </style:header>
      <style:footer>
        <text:p text:style-name="MP3"><text:page-number text:select-page="current">3</text:page-number><draw:frame draw:style-name="Mfr1" draw:name="image4.png" text:anchor-type="char" svg:x="-1in" svg:y="0.4791in" svg:width="8.5102in" svg:height="0.448in" draw:z-index="4"><draw:image xlink:href="Pictures/10000201000004B00000001EA6758111EB293339.png" xlink:type="simple" xlink:show="embed" xlink:actuate="onLoad"/><svg:desc>footer</svg:desc></draw:frame></text:p>
      </style:footer>
    </style:master-page>
    <style:master-page style:name="First_20_Page" style:display-name="First Page" style:page-layout-name="Mpm1" style:next-style-name="Standard">
      <style:header>
        <text:p text:style-name="MP4"><draw:frame draw:style-name="Mfr1" draw:name="image5.png" text:anchor-type="char" svg:x="-1.0047in" svg:y="-0.0728in" svg:width="8.5102in" svg:height="0.1043in" draw:z-index="5"><draw:image xlink:href="Pictures/10000201000004B00000001EA6758111EB293339.png" xlink:type="simple" xlink:show="embed" xlink:actuate="onLoad"/><svg:desc>horizontal line</svg:desc></draw:frame></text:p>
      </style:header>
      <style:footer>
        <text:p text:style-name="MP3"><draw:frame draw:style-name="Mfr1" draw:name="image3.png" text:anchor-type="char" svg:x="-1in" svg:y="0.4791in" svg:width="8.5102in" svg:height="0.448in" draw:z-index="2"><draw:image xlink:href="Pictures/10000201000004B00000001EA6758111EB293339.png" xlink:type="simple" xlink:show="embed" xlink:actuate="onLoad"/><svg:desc>footer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01T16:56:59.062419300</dc:date>
    <meta:editing-duration>PT1H58M40S</meta:editing-duration>
    <meta:editing-cycles>9</meta:editing-cycles>
    <meta:document-statistic meta:table-count="0" meta:image-count="7" meta:object-count="1" meta:page-count="3" meta:paragraph-count="19" meta:word-count="266" meta:character-count="1536" meta:non-whitespace-character-count="1283"/>
  </office:meta>
</office:document-meta>
</file>

<file path=Object 2/content.xml><?xml version="1.0" encoding="utf-8"?>
<math xmlns="http://www.w3.org/1998/Math/MathML" display="block">
  <semantics>
    <mrow>
      <mrow>
        <mi mathvariant="italic">Error</mi>
        <mo stretchy="false">=</mo>
        <mi mathvariant="italic">Expected</mi>
      </mrow>
      <mrow>
        <mi mathvariant="italic">Value</mi>
        <mo stretchy="false">−</mo>
        <mi mathvariant="italic">Predicted</mi>
      </mrow>
      <mi mathvariant="italic">Value</mi>
    </mrow>
    <annotation encoding="StarMath 5.0">Error = Expected Value - Predicted Value</annotation>
  </semantics>
</math>
</file>